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2. Activities 03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2. Activities 03</text:span></text:p>
      <text:p text:style-name="Standard">Use forums to ask questions or help your classmates. Don’t share solutions.</text:p>
      <text:p text:style-name="Standard">For those activities, you have to follow this tutorial:</text:p>
      <text:p text:style-name="Standard"><text:a xlink:type="simple" xlink:href="https://ugeek.github.io/blog/post/2019-03-14-crea-un-bot-de-telegram-con-bash-y-una-sola-linea-de-terminal.html" text:style-name="ListLabel_20_1" text:visited-style-name="ListLabel_20_1"><text:span text:style-name="T9">https://ugeek.github.io/blog/post/2019-03-14-crea-un-bot-de-telegram-con-bash-y-una-sola-linea-de-terminal.html</text:span></text:a> that will teach you how to use Python Scripting to create and operate a simple Telegram bot.</text:p>
      <text:list xml:id="list1943040746" text:style-name="WWNum1">
        <text:list-item>
          <text:p text:style-name="P11"><text:bookmark text:name="_ng70hmp46545"/>Exercise 01</text:p>
        </text:list-item>
      </text:list>
      <text:p text:style-name="Standard">Using “<text:span text:style-name="T10">cron</text:span>” command and Python Scripting, create a Telegram bot that every five minutes sends you information about your RAM memory. You can obtain that information using “free -m” command.</text:p>
      <text:list xml:id="list92517880738160" text:continue-numbering="true" text:style-name="WWNum1">
        <text:list-item>
          <text:p text:style-name="P11"><text:bookmark text:name="_bcm2f3neqcsm"/>Exercise 02</text:p>
        </text:list-item>
      </text:list>
      <text:p text:style-name="Standard">Using “<text:span text:style-name="T10">cron</text:span>” command, Python Scripting and following this tutorial <text:a xlink:type="simple" xlink:href="https://ugeek.github.io/blog/post/2019-03-28-enviando-imagenes-audios-archivos-con-mi-bot-de-telegram-de-una-sola-linea-de-terminal.html" text:style-name="ListLabel_20_1" text:visited-style-name="ListLabel_20_1"><text:span text:style-name="T9">https://ugeek.github.io/blog/post/2019-03-28-enviando-imagenes-audios-archivos-con-mi-bot-de-telegram-de-una-sola-linea-de-terminal.html</text:span></text:a> about sending photos on Telegram, solve this problem.</text:p>
      <text:p text:style-name="Standard">You have a directory with 10 images inside called “1.jpg”, “2.jpg”, …, “10.jpg”. You have to create a Telegram bot that every minute sends you a random image from that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59" meta:character-count="1224" meta:non-whitespace-character-count="1079"/>
    <meta:generator>LibreOfficeDev/6.0.5.2$Linux_X86_64 LibreOffice_project/</meta:generator>
  </office:meta>
</office:document-meta>
</file>